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2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3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97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7" style:family="paragraph">
      <style:paragraph-properties fo:margin-top="0.423cm" fo:margin-bottom="0cm" fo:line-height="100%" fo:text-align="start" style:writing-mode="rl-tb"/>
    </style:style>
    <style:style style:name="P38" style:family="paragraph">
      <style:paragraph-properties fo:margin-top="0.318cm" fo:margin-bottom="0cm" fo:line-height="100%" fo:text-align="start" style:writing-mode="rl-tb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writing-mode="rl-tb"/>
    </style:style>
    <style:style style:name="P45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style:paragraph-properties fo:margin-top="0cm" fo:margin-bottom="0cm" fo:line-height="120%" fo:text-align="start" style:writing-mode="lr-tb"/>
    </style:style>
    <style:style style:name="P5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23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fo:font-size="36pt" style:font-size-asian="36pt" style:font-size-complex="36pt"/>
    </style:style>
    <style:style style:name="T47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8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0" style:family="text">
      <style:text-properties fo:font-size="28pt" fo:font-weight="bold" style:font-size-asian="28pt" style:font-weight-asian="bold" style:font-size-complex="28pt" style:font-weight-complex="bold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53" style:family="text">
      <style:text-properties style:use-window-font-color="true" fo:font-size="28pt" style:font-size-asian="28pt" style:font-size-complex="28pt"/>
    </style:style>
    <style:style style:name="T54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What is C++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level abstractions with low-level time and memory control.</text:span></text:p>
            </text:list-item>
            <text:list-item>
              <text:p text:style-name="P19"><text:span text:style-name="T12">Understand the machine.</text:span></text:p>
            </text:list-item>
            <text:list-item>
              <text:p text:style-name="P19"><text:span text:style-name="T12">Practice learning a complex language.</text:span></text:p>
            </text:list-item>
          </text:list>
          <text:p text:style-name="P18"><text:span text:style-name="T11">Some software 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7">Why C++ is much more fun than C (C++ FAQ)?</text:span></text:p>
          <text:p text:style-name="P18"><text:span text:style-name="T17"/></text:p>
          <text:list text:style-name="L3">
            <text:list-item>
              <text:p text:style-name="P22"><text:span text:style-name="T18">Classes &amp; methods - OO design</text:span></text:p>
            </text:list-item>
            <text:list-item>
              <text:p text:style-name="P22"><text:span text:style-name="T18">Generic programming - Templates allow for code reuse</text:span></text:p>
            </text:list-item>
            <text:list-item>
              <text:p text:style-name="P22"><text:span text:style-name="T18">Function and operator overloading</text:span></text:p>
            </text:list-item>
            <text:list-item>
              <text:p text:style-name="P22"><text:span text:style-name="T18">Stricter type system (e.g. function args)</text:span></text:p>
            </text:list-item>
            <text:list-item>
              <text:p text:style-name="P22"><text:span text:style-name="T18">Some run-time checks &amp; memory control</text:span></text:p>
            </text:list-item>
          </text:list>
          <text:p text:style-name="P22"><text:span text:style-name="T19"/></text:p>
          <text:p text:style-name="P23"><text:span text:style-name="T19">A common and mature language that gives you high level and low level control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5" draw:text-style-name="P20" draw:layer="layout" svg:width="23.282cm" svg:height="17.356cm" svg:x="1.058cm" svg:y="0.847cm">
          <text:p text:style-name="P18"><text:span text:style-name="T17">Why C++ is much more fun than C (C++ FQA)?</text:span></text:p>
          <text:p text:style-name="P18"><text:span text:style-name="T17"/></text:p>
          <text:list text:style-name="L3">
            <text:list-item>
              <text:p text:style-name="P22"><text:span text:style-name="T20">Tons of corner cases</text:span></text:p>
            </text:list-item>
            <text:list-item>
              <text:p text:style-name="P22"><text:span text:style-name="T20">Duplicate features</text:span></text:p>
            </text:list-item>
            <text:list-item>
              <text:p text:style-name="P22"><text:span text:style-name="T20">Cryptic syntax </text:span></text:p>
            </text:list-item>
            <text:list-item>
              <text:p text:style-name="P22"><text:span text:style-name="T20">Undecidable syntax (uncompilable progarms!)</text:span></text:p>
            </text:list-item>
            <text:list-item>
              <text:p text:style-name="P22"><text:span text:style-name="T20">No two compilers agree on it</text:span></text:p>
            </text:list-item>
          </text:list>
          <text:p text:style-name="P22"><text:span text:style-name="T20"/></text:p>
          <text:p text:style-name="P23"><text:span text:style-name="T19">Probably one of the hardest computer languages to master. 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1">C++ vs. Java</text:span></text:p>
          <text:p text:style-name="P19"><text:span text:style-name="T22">Java is much simpler to program - </text:span><text:span text:style-name="T22"><text:line-break/></text:span><text:span text:style-name="T23">removes many <text:s/>ambiguous and duplicate featues.</text:span></text:p>
          <text:p text:style-name="P19"><text:span text:style-name="T23"/></text:p>
          <text:p text:style-name="P18"><text:span text:style-name="T24">So why use C++ at all?</text:span></text:p>
          <text:list text:style-name="L3">
            <text:list-item>
              <text:p text:style-name="P22"><text:span text:style-name="T25">Basis to other languages</text:span><text:span text:style-name="T26">. Many other languages and operating systems are written in C/C++ (e.g Java, Python, Windows, Unix/Linux, Mac…). </text:span></text:p>
            </text:list-item>
            <text:list-item>
              <text:p text:style-name="P22"><text:span text:style-name="T25">Understanding</text:span><text:span text:style-name="T26">. With C++ you must understand what the computer is doing under the hood.</text:span></text:p>
            </text:list-item>
            <text:list-item>
              <text:p text:style-name="P22"><text:span text:style-name="T25">Zero-cost abstraction.</text:span><text:span text:style-name="T26"> tight memory and time management – important in embedded systems and real-time syste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memory</text:span></text:p>
          <text:list text:style-name="L1">
            <text:list-item>
              <text:p text:style-name="P19"><text:span text:style-name="T12">In C++, the memory consumption of a data structure is tight – you get only what you ask for.</text:span></text:p>
            </text:list-item>
            <text:list-item>
              <text:p text:style-name="P19"><text:span text:style-name="T12">In Java, your data structures might consume much more memory.</text:span></text:p>
            </text:list-item>
            <text:list-item>
              <text:p text:style-name="P19"><text:span text:style-name="T12">See example in folder 2.</text:span></text:p>
              <text:list>
                <text:list-item>
                  <text:p text:style-name="P19"><text:span text:style-name="T2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draw:frame draw:name="כותרת 1" presentation:style-name="pr6" draw:text-style-name="P25" draw:layer="layout" svg:width="23.706cm" svg:height="1.776cm" svg:x="0.847cm" svg:y="0.763cm" presentation:class="title" presentation:user-transformed="true">
          <draw:text-box>
            <text:p text:style-name="P24"><text:span text:style-name="T2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6" draw:text-style-name="P27" draw:layer="layout" svg:width="7cm" svg:height="2.043cm" svg:x="-0.249cm" svg:y="9.133cm">
            <text:p text:style-name="P26"><text:span text:style-name="T2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6.241cm" svg:y="9.133cm">
            <text:p text:style-name="P28"><text:span text:style-name="T3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0.84cm" svg:y="9.133cm">
            <text:p text:style-name="P28"><text:span text:style-name="T30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5.438cm" svg:y="9.133cm">
            <text:p text:style-name="P28"><text:span text:style-name="T30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27" draw:layer="layout" svg:width="5.109cm" svg:height="2.043cm" svg:x="20.037cm" svg:y="9.133cm">
            <text:p text:style-name="P29"><text:span text:style-name="T31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9" draw:text-style-name="P30" draw:layer="layout" svg:width="5.079cm" svg:height="2.283cm" svg:x="6.35cm" svg:y="6.234cm">
          <text:p text:style-name="P19"><text:span text:style-name="T3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31" draw:layer="layout" svg:width="4.656cm" svg:height="2.283cm" svg:x="11.001cm" svg:y="11.21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31" draw:layer="layout" svg:width="4.444cm" svg:height="4.315cm" svg:x="15.75cm" svg:y="4.657cm">
          <text:p text:style-name="P19"><text:span text:style-name="T3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31" draw:layer="layout" svg:width="4.444cm" svg:height="7.363cm" svg:x="20.532cm" svg:y="1.693cm">
          <text:p text:style-name="P19"><text:span text:style-name="T3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31" draw:layer="layout" svg:width="4.656cm" svg:height="2.283cm" svg:x="20.195cm" svg:y="11.23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31" draw:layer="layout" svg:width="4.656cm" svg:height="2.283cm" svg:x="15.685cm" svg:y="11.218cm">
          <text:p text:style-name="P18"><text:span text:style-name="T3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0" draw:text-style-name="P4" draw:layer="layout" svg:width="23.706cm" svg:height="3.174cm" svg:x="1.145cm" svg:y="14.393cm">
          <text:p text:style-name="P3"><text:span text:style-name="T33">We’ll learn parts of C++-11, 14, 17,</text:span></text:p>
          <text:p text:style-name="P3"><text:span text:style-name="T3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1" draw:text-style-name="P32" draw:layer="layout" svg:width="9.065cm" svg:height="3.625cm" svg:x="0.007cm" svg:y="8.347cm">
            <text:p text:style-name="P28"><text:span text:style-name="T3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2" draw:layer="layout" svg:width="9.065cm" svg:height="3.625cm" svg:x="8.167cm" svg:y="8.347cm">
            <text:p text:style-name="P28"><text:span text:style-name="T3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2" draw:text-style-name="P34" draw:layer="layout" svg:width="9.065cm" svg:height="3.625cm" svg:x="16.326cm" svg:y="8.347cm">
            <text:p text:style-name="P33"><text:span text:style-name="T3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508cm" svg:y="2.372cm" presentation:class="outline" presentation:user-transformed="true">
          <draw:text-box>
            <text:p text:style-name="P35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#include</text:span><text:span text:style-name="T37"> </text:span><text:span text:style-name="T38">&lt;string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std::</text:span><text:span text:style-name="T36">string</text:span><text:span text:style-name="T37"> str; </text:span><text:span text:style-name="T37"><text:line-break/></text:span><text:span text:style-name="T37">   </text:span><text:span text:style-name="T36">int</text:span><text:span text:style-name="T37"> a; </text:span><text:span text:style-name="T37"><text:line-break/></text:span><text:span text:style-name="T37">   </text:span><text:span text:style-name="T36">double</text:span><text:span text:style-name="T37"> b; </text:span><text:span text:style-name="T37"><text:line-break/></text:span><text:span text:style-name="T37">   std::cin &gt;&gt; str &gt;&gt; a &gt;&gt; b; </text:span><text:span text:style-name="T37"><text:line-break/></text:span><text:span text:style-name="T37">   </text:span><text:span text:style-name="T36">if</text:span><text:span text:style-name="T37">(std::cin.fail()) </text:span><text:span text:style-name="T37"><text:line-break/></text:span><text:span text:style-name="T37">   { </text:span><text:span text:style-name="T37"><text:line-break/></text:span><text:span text:style-name="T37">      std::cerr &lt;&lt; </text:span><text:span text:style-name="T38">"input problem\n"</text:span><text:span text:style-name="T37">; </text:span><text:span text:style-name="T37"><text:line-break/></text:span><text:span text:style-name="T37">      </text:span><text:span text:style-name="T36">return</text:span><text:span text:style-name="T37"> </text:span><text:span text:style-name="T39">1</text:span><text:span text:style-name="T37">; </text:span><text:span text:style-name="T37"><text:line-break/></text:span><text:span text:style-name="T37">   } </text:span><text:span text:style-name="T37"><text:line-break/></text:span><text:span text:style-name="T37">   std::cout &lt;&lt; </text:span><text:span text:style-name="T38">"I got: "</text:span><text:span text:style-name="T37">&lt;&lt; str &lt;&lt; </text:span><text:span text:style-name="T38">' '</text:span><text:span text:style-name="T37"> </text:span><text:span text:style-name="T37"><text:line-break/></text:span><text:span text:style-name="T37">   &lt;&lt; a &lt;&lt; </text:span><text:span text:style-name="T38">' '</text:span><text:span text:style-name="T37"> &lt;&lt; b &lt;&lt; std::endl; </text:span><text:span text:style-name="T37"><text:line-break/></text:span><text:span text:style-name="T37">} </text:span></text:p>
          </draw:text-box>
        </draw:frame>
        <draw:custom-shape draw:name="Text Box 4" draw:style-name="gr13" draw:text-style-name="P31" draw:layer="layout" svg:width="12.593cm" svg:height="2.859cm" svg:x="11.324cm" svg:y="2.813cm">
          <text:p text:style-name="P37"><text:span text:style-name="T32">More about string functions</text:span><text:span text:style-name="T32">:</text:span></text:p>
          <text:p text:style-name="P38"><text:span text:style-name="T4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user-transformed="true">
            <draw:text-box>
              <text:p text:style-name="P39"><text:span text:style-name="T41">Strings are *similar* but not the same as java strings. </text:span></text:p>
              <text:p text:style-name="P39"><text:span text:style-name="T4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635cm" svg:y="2.752cm" presentation:class="outline" presentation:user-transformed="true">
          <draw:text-box>
            <text:p text:style-name="P43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 a = </text:span><text:span text:style-name="T39">5</text:span><text:span text:style-name="T37">; </text:span><text:span text:style-name="T37"><text:line-break/></text:span><text:span text:style-name="T37">   </text:span><text:span text:style-name="T36">bool</text:span><text:span text:style-name="T37"> isZero = (a == </text:span><text:span text:style-name="T39">0</text:span><text:span text:style-name="T37">); </text:span></text:p>
            <text:p text:style-name="P43"><text:span text:style-name="T43"><text:s text:c="3"/></text:span><text:span text:style-name="T43">// same conditions </text:span><text:span text:style-name="T37"><text:line-break/></text:span><text:span text:style-name="T37">   </text:span><text:span text:style-name="T36">if</text:span><text:span text:style-name="T37">(!isZero &amp;&amp; isZero==</text:span><text:span text:style-name="T36">false</text:span><text:span text:style-name="T37"> &amp;&amp; </text:span><text:span text:style-name="T37"><text:line-break/></text:span><text:span text:style-name="T37">   isZero!=</text:span><text:span text:style-name="T36">true</text:span><text:span text:style-name="T37"> &amp;&amp; <text:s/>!!! isZero &amp;&amp; a ) </text:span><text:span text:style-name="T43"><text:line-break/></text:span><text:span text:style-name="T43"> <text:s text:c="2"/></text:span><text:span text:style-name="T37">{ </text:span><text:span text:style-name="T37"><text:line-break/></text:span><text:span text:style-name="T37">      std::cout &lt;&lt; </text:span><text:span text:style-name="T38">"a is not zero\n"</text:span><text:span text:style-name="T37">; </text:span><text:span text:style-name="T37"><text:line-break/></text:span><text:span text:style-name="T37">   }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  <text:p text:style-name="P43"><text:span text:style-name="T37"><text:line-break/></text:span><text:span text:style-name="T37"/></text:p>
          </draw:text-box>
        </draw:frame>
        <draw:custom-shape draw:name="TextBox 1" draw:style-name="gr14" draw:text-style-name="P45" draw:layer="layout" svg:width="3.809cm" svg:height="2.283cm" svg:x="12.747cm" svg:y="4.657cm">
          <text:p text:style-name="P44"><text:span text:style-name="T3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5" draw:text-style-name="P46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6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2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44">C++-11 namespace</text:span><text:span text:style-name="T4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3.87cm" svg:x="1.524cm" svg:y="4.318cm">
          <draw:text-box>
            <text:list text:style-name="L1">
              <text:list-item>
                <text:p><text:span text:style-name="T46">Groups </text:span><text:span text:style-name="T46">different </text:span><text:span text:style-name="T46">variables </text:span><text:span text:style-name="T46">and </text:span><text:span text:style-name="T46">functions </text:span><text:span text:style-name="T46">together;</text:span></text:p>
              </text:list-item>
              <text:list-item>
                <text:p><text:span text:style-name="T46">Reduces </text:span><text:span text:style-name="T46">danger of </text:span><text:span text:style-name="T46">name-</text:span><text:span text:style-name="T46">collision </text:span><text:span text:style-name="T46">when </text:span><text:span text:style-name="T46">including </text:span><text:span text:style-name="T46">different </text:span><text:span text:style-name="T46">libraries;</text:span></text:p>
              </text:list-item>
              <text:list-item>
                <text:p><text:span text:style-name="T46">Can span </text:span><text:span text:style-name="T46">multiple </text:span><text:span text:style-name="T46">files.</text:span></text:p>
              </text:list-item>
              <text:list-item>
                <text:p><text:span text:style-name="T6">Standard </text:span><text:span text:style-name="T6">library </text:span><text:span text:style-name="T6">namespace</text:span><text:span text:style-name="T6">: std;</text:span></text:p>
              </text:list-item>
              <text:list-item>
                <text:p><text:span text:style-name="T6">Another </text:span><text:span text:style-name="T6">example: </text:span><text:span text:style-name="T6">folly</text:span><text:span text:style-name="T47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8">Standard </text:span><text:span text:style-name="T48">library </text:span><text:span text:style-name="T48">namespace</text:span><text:span text:style-name="T48">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Error Handling in C++ </text:span><text:span text:style-name="T49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50">Exception</text:span></text:p>
              </table:table-cell>
              <table:table-cell>
                <text:p text:style-name="P8"><text:span text:style-name="T50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50">Used during:</text:span></text:p>
              </table:table-cell>
              <table:table-cell>
                <text:p text:style-name="P8"><text:span text:style-name="T51">Normal run</text:span></text:p>
              </table:table-cell>
              <table:table-cell>
                <text:p text:style-name="P8"><text:span text:style-name="T51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2">Used for:</text:span></text:p>
              </table:table-cell>
              <table:table-cell>
                <text:p text:style-name="P8"><text:span text:style-name="T53">Handling exceptional conditions.</text:span></text:p>
              </table:table-cell>
              <table:table-cell>
                <text:p text:style-name="P8"><text:span text:style-name="T53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2">Disabling:</text:span></text:p>
              </table:table-cell>
              <table:table-cell>
                <text:p text:style-name="P8"><text:span text:style-name="T53">No</text:span></text:p>
              </table:table-cell>
              <table:table-cell>
                <text:p text:style-name="P8"><text:span text:style-name="T53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3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34">C++-11 enum class</text:span><text:span text:style-name="T54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9" draw:text-style-name="P50" draw:layer="layout" svg:width="24.341cm" svg:height="7.563cm" svg:x="0.423cm" svg:y="11.43cm">
          <text:p text:style-name="P49"><text:span text:style-name="T55">Season curr_season;</text:span><text:span text:style-name="T55"><text:line-break/></text:span><text:span text:style-name="T55">curr_season= </text:span><text:span text:style-name="T56">Season::AUTUMN;</text:span></text:p>
          <text:p text:style-name="P49"><text:span text:style-name="T55">curr_season= SUMMER; </text:span><text:span text:style-name="T57">// won’t compile! (good)</text:span></text:p>
          <text:p text:style-name="P49"><text:span text:style-name="T55">curr_season= 19; </text:span><text:span text:style-name="T57">// won’t compile! (good)</text:span></text:p>
          <text:p text:style-name="P49"><text:span text:style-name="T58">int</text:span><text:span text:style-name="T55"> prev_season= Season::SUMMER; </text:span><text:span text:style-name="T57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9" draw:text-style-name="P50" draw:layer="layout" svg:width="17.779cm" svg:height="7.563cm" svg:x="0.423cm" svg:y="3.787cm">
          <text:p text:style-name="P49"><text:span text:style-name="T58">enum </text:span><text:span text:style-name="T59">class</text:span><text:span text:style-name="T55"> Season : </text:span><text:span text:style-name="T59">char</text:span><text:span text:style-name="T55"> {</text:span></text:p>
          <text:p text:style-name="P49"><text:span text:style-name="T55"><text:tab/></text:span><text:span text:style-name="T55">WINTER,</text:span><text:span text:style-name="T55"><text:tab/></text:span><text:span text:style-name="T60">// = 0 by default</text:span></text:p>
          <text:p text:style-name="P49"><text:span text:style-name="T60"><text:tab/></text:span><text:span text:style-name="T55">SPRING,</text:span><text:span text:style-name="T55"><text:tab/></text:span><text:span text:style-name="T60">// = WINTER + 1</text:span></text:p>
          <text:p text:style-name="P49"><text:span text:style-name="T60"><text:tab/></text:span><text:span text:style-name="T55">SUMMER,</text:span><text:span text:style-name="T60"><text:tab/></text:span><text:span text:style-name="T60">// = WINTER + 2 </text:span><text:span text:style-name="T60"><text:line-break/></text:span><text:span text:style-name="T60"><text:tab/></text:span><text:span text:style-name="T55">AUTUMN</text:span><text:span text:style-name="T55"><text:tab/></text:span><text:span text:style-name="T60">// = WINTER + 3</text:span><text:span text:style-name="T60"><text:line-break/></text:span><text:span text:style-name="T5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0">20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0">20/2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61</meta:editing-cycles>
    <meta:print-date>1999-11-04T13:06:28</meta:print-date>
    <meta:creation-date>1999-10-10T10:49:40</meta:creation-date>
    <dc:date>2019-02-20T11:57:24.807432530</dc:date>
    <meta:editing-duration>P29DT29M16S</meta:editing-duration>
    <meta:generator>LibreOffice/6.1.5.2$Linux_X86_64 LibreOffice_project/10$Build-2</meta:generator>
    <meta:document-statistic meta:object-count="16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